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4167in" table:align="left"/>
    </style:style>
    <style:style style:name="Table1.A" style:family="table-column">
      <style:table-column-properties style:column-width="1.4167in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1.4167in" table:align="left"/>
    </style:style>
    <style:style style:name="Table2.A" style:family="table-column">
      <style:table-column-properties style:column-width="1.4167in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00e95"/>
    </style:style>
    <style:style style:name="P3" style:family="paragraph" style:parent-style-name="Standard">
      <style:paragraph-properties fo:text-align="justify" style:justify-single-word="false"/>
      <style:text-properties officeooo:paragraph-rsid="00103f0e"/>
    </style:style>
    <style:style style:name="P4" style:family="paragraph" style:parent-style-name="Standard">
      <style:paragraph-properties fo:text-align="justify" style:justify-single-word="false"/>
      <style:text-properties officeooo:rsid="00100e95" officeooo:paragraph-rsid="00103f0e"/>
    </style:style>
    <style:style style:name="P5" style:family="paragraph" style:parent-style-name="Standard">
      <style:paragraph-properties fo:text-align="start" style:justify-single-word="false"/>
      <style:text-properties officeooo:paragraph-rsid="00100e95"/>
    </style:style>
    <style:style style:name="P6" style:family="paragraph" style:parent-style-name="Standard">
      <style:paragraph-properties fo:text-align="start" style:justify-single-word="false"/>
      <style:text-properties officeooo:paragraph-rsid="00103f0e"/>
    </style:style>
    <style:style style:name="P7" style:family="paragraph" style:parent-style-name="Table_20_Contents">
      <style:paragraph-properties fo:text-align="start" style:justify-single-word="false"/>
      <style:text-properties officeooo:paragraph-rsid="00103f0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rsid="00103f0e" officeooo:paragraph-rsid="00103f0e"/>
    </style:style>
    <style:style style:name="T1" style:family="text">
      <style:text-properties officeooo:rsid="00100e95"/>
    </style:style>
    <style:style style:name="T2" style:family="text">
      <style:text-properties officeooo:rsid="00103f0e"/>
    </style:style>
    <style:style style:name="T3" style:family="text">
      <style:text-properties officeooo:rsid="0012c883"/>
    </style:style>
    <style:style style:name="T4" style:family="text">
      <style:text-properties officeooo:rsid="0014a1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) </text:span>Suponha o seguinte cenário:</text:p>
      <text:p text:style-name="P1">• Um ponto de acesso está configurado com o SSID "Sith", no canal 3</text:p>
      <text:p text:style-name="P1">• Um segundo ponto de acesso, perto do primeiro, está configurado com o SSDI "Jedi", no canal 7</text:p>
      <text:p text:style-name="P1">• Um utilizador configura a sua placa Wi-Fi no modo de monitoria no canal 5</text:p>
      <text:p text:style-name="P1">• O utilizador ativa o Wireshark nessa placa de rede, em modo de monitoria</text:p>
      <text:p text:style-name="P1">De que SSID(s) é o utilizador capaz de capturar tráfego?</text:p>
      <text:p text:style-name="P1"/>
      <text:p text:style-name="P1"/>
      <text:p text:style-name="P1">a. "Sith" only</text:p>
      <text:p text:style-name="P1">b. "Jedi" only</text:p>
      <text:p text:style-name="P1">c. None, because the user is on a different channel than any of the access</text:p>
      <text:p text:style-name="P1">points.</text:p>
      <text:p text:style-name="P1">d. Both "Sith" and "Jedi" <text:s/><text:span text:style-name="T3">x</text:span></text:p>
      <text:p text:style-name="P1"/>
      <text:p text:style-name="P1"/>
      <text:p text:style-name="P1"/>
      <text:p text:style-name="P1"><text:span text:style-name="T2">2) </text:span><text:span text:style-name="T1">N</text:span>a arquitetura 5G, o gNB liga-se a que entidade(s) do lado da da rede core?</text:p>
      <text:p text:style-name="P1">a. AUSF</text:p>
      <text:p text:style-name="P1">b. NRF</text:p>
      <text:p text:style-name="P1">C. UDR</text:p>
      <text:p text:style-name="P1">d. UDM</text:p>
      <text:p text:style-name="P1">e. SMF</text:p>
      <text:p text:style-name="P1">f. AMF and UPF <text:s text:c="3"/><text:span text:style-name="T3">x</text:span></text:p>
      <text:p text:style-name="P1"><text:span text:style-name="T1">g</text:span>. PCF</text:p>
      <text:p text:style-name="P1">h. NSSF</text:p>
      <text:p text:style-name="P1"/>
      <text:p text:style-name="P1"/>
      <text:p text:style-name="P1"/>
      <text:p text:style-name="P1"><text:span text:style-name="T2">3) </text:span>Neste cenário, a STA_A envia um pacote com destino à STA_B. Considere que existe um terceiro terminal (i.e., STA_C) que consegue capturar o pacote que sai do AP_1 em direção ao AP_2. Faça a correspondência entre os seguintes endereços e o conteúdo dos campos de endereços desse pacote.</text:p>
      <text:p text:style-name="P1"/>
      <text:p text:style-name="P1">Address 2 <text:tab/><text:span text:style-name="T1">STA_A<text:tab/></text:span></text:p>
      <text:p text:style-name="P1"><text:tab/><text:tab/><text:span text:style-name="T1">AP1<text:tab/><text:tab/></text:span><text:span text:style-name="T3">x</text:span></text:p>
      <text:p text:style-name="P2"><text:tab/><text:tab/><text:span text:style-name="T1">AP2 </text:span></text:p>
      <text:p text:style-name="P2"><text:tab/><text:tab/><text:span text:style-name="T1">STA_B</text:span></text:p>
      <text:p text:style-name="P1"/>
      <text:p text:style-name="P1"/>
      <text:p text:style-name="P2">Address 3 <text:tab/><text:span text:style-name="T1">STA_A</text:span></text:p>
      <text:p text:style-name="P2"><text:tab/><text:tab/><text:span text:style-name="T1">AP1</text:span></text:p>
      <text:p text:style-name="P2"><text:tab/><text:tab/><text:span text:style-name="T1">AP2</text:span></text:p>
      <text:p text:style-name="P2"><text:tab/><text:tab/><text:span text:style-name="T1">STA_B<text:tab/></text:span><text:span text:style-name="T3">x</text:span></text:p>
      <text:p text:style-name="P2"/>
      <text:p text:style-name="P2">Address 4 <text:tab/><text:span text:style-name="T1">STA_A<text:tab/></text:span><text:span text:style-name="T3">x</text:span></text:p>
      <text:p text:style-name="P2"><text:tab/><text:tab/><text:span text:style-name="T1">AP1</text:span></text:p>
      <text:p text:style-name="P2"><text:tab/><text:tab/><text:span text:style-name="T1">AP2</text:span></text:p>
      <text:p text:style-name="P2"><text:tab/><text:tab/><text:span text:style-name="T1">STA_B</text:span></text:p>
      <text:p text:style-name="P2"/>
      <text:p text:style-name="P2">Address 1 <text:tab/><text:span text:style-name="T1">STA_A<text:tab/></text:span></text:p>
      <text:p text:style-name="P2"><text:tab/><text:tab/><text:span text:style-name="T1">AP1</text:span></text:p>
      <text:p text:style-name="P2"><text:tab/><text:tab/><text:span text:style-name="T1">AP2<text:tab/><text:tab/></text:span><text:span text:style-name="T3">x</text:span></text:p>
      <text:p text:style-name="P2"><text:soft-page-break/><text:tab/><text:tab/><text:span text:style-name="T1">STA_B</text:span></text:p>
      <text:p text:style-name="P2"><text:span text:style-name="T2">4) </text:span>As palavras seguintes representam os nomes de diferentes fases da máquina de estados do 802.11. Lembrar que esta máquina de estados representa a ordem dos eventos que ocorrem quando um terminal (STA) se liga a um ponto de acesso (AP). Arraste as palavras para colocar os estados na ordem correcta da máquina de estados.</text:p>
      <text:p text:style-name="P2"/>
      <text:p text:style-name="P3">Scanning <text:tab/><text:tab/><text:span text:style-name="T4">1</text:span></text:p>
      <text:p text:style-name="P3">Association<text:tab/><text:tab/><text:span text:style-name="T4">3</text:span></text:p>
      <text:p text:style-name="P4">Authentication<text:tab/><text:span text:style-name="T4">2</text:span>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</table:table-row>
      </table:table>
      <text:p text:style-name="P5"/>
      <text:p text:style-name="P5"/>
      <text:p text:style-name="P5"/>
      <text:p text:style-name="P5"><text:span text:style-name="T2">5) </text:span>As palavras seguintes representam os nomes de diferentes fases da máquina de estados do 802.11. Lembrar que esta máquina de estados representa a ordem dos eventos que ocorrem quando um terminal (STA) se liga a um ponto de acesso (AP). Arraste as palavras para colocar os estados na ordem correcta da máquina de estados.</text:p>
      <text:p text:style-name="P5"/>
      <text:p text:style-name="P9">Page<text:tab/><text:tab/><text:span text:style-name="T4">3</text:span></text:p>
      <text:p text:style-name="P9">Park<text:tab/><text:tab/><text:span text:style-name="T4">7</text:span><text:tab/></text:p>
      <text:p text:style-name="P9">Standby<text:tab/><text:span text:style-name="T4">1</text:span></text:p>
      <text:p text:style-name="P9">Inquire<text:tab/><text:tab/><text:span text:style-name="T4">2</text:span></text:p>
      <text:p text:style-name="P9">Connected<text:tab/><text:span text:style-name="T4">4</text:span></text:p>
      <text:p text:style-name="P9">Hold<text:tab/><text:tab/><text:span text:style-name="T4">5</text:span><text:tab/></text:p>
      <text:p text:style-name="P9">Sniff<text:tab/><text:tab/><text:span text:style-name="T4">6</text:span></text:p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23:32:31.176155556</meta:creation-date>
    <dc:date>2025-10-22T19:09:21.481183253</dc:date>
    <meta:editing-duration>PT1H55M31S</meta:editing-duration>
    <meta:editing-cycles>3</meta:editing-cycles>
    <meta:generator>LibreOffice/24.2.7.2$Linux_X86_64 LibreOffice_project/420$Build-2</meta:generator>
    <meta:document-statistic meta:table-count="2" meta:image-count="0" meta:object-count="0" meta:page-count="2" meta:paragraph-count="49" meta:word-count="346" meta:character-count="1855" meta:non-whitespace-character-count="1511"/>
  </office:meta>
</office:document-meta>
</file>